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6.13" calcext:value-type="float">
            <text:p>246.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5.43" calcext:value-type="float">
            <text:p>245.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4.44" calcext:value-type="float">
            <text:p>244.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3.18" calcext:value-type="float">
            <text:p>243.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2.19" calcext:value-type="float">
            <text:p>242.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0.51" calcext:value-type="float">
            <text:p>240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1:40:50.844099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que Magete</meta:initial-creator>
    <meta:creation-date>2016-02-29T11:33:43.240047993</meta:creation-date>
    <dc:date>2016-02-29T11:42:35.452525901</dc:date>
    <dc:creator>Henrique Magete</dc:creator>
    <meta:editing-duration>PT3M6S</meta:editing-duration>
    <meta:editing-cycles>2</meta:editing-cycles>
    <meta:generator>LibreOffice/5.0.4.2$Linux_X86_64 LibreOffice_project/00m0$Build-2</meta:generator>
    <meta:document-statistic meta:table-count="1" meta:cell-count="14" meta:object-count="0"/>
  </office:meta>
</office:document-meta>
</file>